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3mm"/>
    </style:style>
    <style:style style:name="co5" style:family="table-column">
      <style:table-column-properties fo:break-before="auto" style:column-width="1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Typ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?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.00.0000</text:date>, <text:time style:data-style-name="N2" text:time-value="15:01:01.6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8-11-17T18:37:11.945000000</dc:date>
    <meta:editing-duration>PT4H45M20S</meta:editing-duration>
    <meta:editing-cycles>28</meta:editing-cycles>
    <meta:generator>LibreOffice/5.1.6.2$Windows_x86 LibreOffice_project/07ac168c60a517dba0f0d7bc7540f5afa45f0909</meta:generator>
    <meta:document-statistic meta:table-count="1" meta:cell-count="425" meta:object-count="0"/>
  </office:meta>
</office:document-meta>
</file>